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 fo:break-before="pag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officeooo:paragraph-rsid="002d1b5f" style:font-size-asian="14pt" style:font-name-complex="Arial" style:font-size-complex="14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font-size="9pt" fo:language="hr" fo:country="HR" officeooo:rsid="002d1b5f" style:font-size-asian="9pt" style:font-name-complex="Arial" style:font-size-complex="9pt"/>
    </style:style>
    <style:style style:name="T3" style:family="text">
      <style:text-properties fo:color="#404040" style:font-name="Arial" fo:font-size="9pt" fo:language="hr" fo:country="HR" officeooo:rsid="003182ce" style:font-size-asian="9pt" style:font-name-complex="Arial" style:font-size-complex="9pt"/>
    </style:style>
    <style:style style:name="T4" style:family="text">
      <style:text-properties fo:color="#404040" style:font-name="Arial" fo:language="hr" fo:country="HR" style:font-name-complex="Arial"/>
    </style:style>
    <style:style style:name="T5" style:family="text">
      <style:text-properties fo:color="#404040" style:font-name="Arial" fo:language="hr" fo:country="HR" officeooo:rsid="0023afd8" style:font-name-complex="Arial"/>
    </style:style>
    <style:style style:name="T6" style:family="text">
      <style:text-properties fo:color="#404040" style:font-name="Arial" fo:language="hr" fo:country="HR" officeooo:rsid="003182ce" style:font-name-complex="Arial"/>
    </style:style>
    <style:style style:name="T7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10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12" style:family="text">
      <style:text-properties officeooo:rsid="0024f7aa"/>
    </style:style>
    <style:style style:name="T13" style:family="text">
      <style:text-properties fo:font-size="7pt" officeooo:rsid="00257be2" style:font-size-asian="7pt" style:font-size-complex="7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2d1b5f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if test=&quot;'Legal' in o.holiday_status_id.name&quot;&gt;">if legal leave</text:text-input></text:p>
      <text:p text:style-name="P3"><text:span text:style-name="T4">FIRMA:</text:span><text:span text:style-name="T1"> </text:span><text:span text:style-name="T7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ZAHTJEV ZA KORIŠTENJE GODIŠNJEG ODMORA <text:span text:style-name="T12">ZA</text:span> <text:text-input text:description="&lt; o.holiday_status_id.year or '' &gt;">Year</text:text-input>.</text:p>
      <text:p text:style-name="P8"/>
      <text:p text:style-name="P8"/>
      <text:p text:style-name="P8"/>
      <text:p text:style-name="P5"/>
      <text:p text:style-name="P5"/>
      <text:p text:style-name="P23"><text:span text:style-name="T4">Datum </text:span><text:span text:style-name="T6">zahtjeva</text:span><text:span text:style-name="T5">: </text:span><text:span text:style-name="T9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3"><text:span text:style-name="T4">Ime i prezime</text:span><text:span text:style-name="T1">: </text:span><text:span text:style-name="T8"><text:text-input text:description="&lt;o.employee_id.name or ''&gt;">Employee</text:text-input></text:span></text:p>
      <text:p text:style-name="P5"/>
      <text:p text:style-name="P5"/>
      <text:p text:style-name="P5"/>
      <text:p text:style-name="P3"><text:span text:style-name="T1">Molim Vas da mi odobrite korištenje godišnjeg odmora u periodu od </text:span><text:span text:style-name="T10"><text:text-input text:description="&lt;formatLang(o.date_from or '',date=True)&gt;">DateFrom</text:text-input></text:span><text:span text:style-name="T1"> do </text:span><text:span text:style-name="T10"><text:text-input text:description="&lt;formatLang(o.date_to or '',date=True)&gt;">DateTo</text:text-input></text:span></text:p>
      <text:p text:style-name="P3"><text:span text:style-name="T1">što iznosi </text:span><text:span text:style-name="T8"><text:text-input text:description="&lt;formatLang(o.number_of_days_temp, digits=0) &gt;">NumberOfDays</text:text-input></text:span><text:span text:style-name="T1"> radna dana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(podnositelj zahtjeva)*</text:p>
      <text:p text:style-name="P5"/>
      <text:p text:style-name="P5"/>
      <text:p text:style-name="P17">* <text:span text:style-name="T13">zahtjev je podnesen u elektroničkom obliku i valjan je bez potpisa podnositelja</text:span></text:p>
      <text:p text:style-name="P10"/>
      <text:p text:style-name="P19">__________________________________________________________________________________________</text:p>
      <text:p text:style-name="P21">RJEŠENJE O KORIŠTENJU GODIŠNJEG ODMORA</text:p>
      <text:p text:style-name="P8"/>
      <text:p text:style-name="P8"/>
      <text:p text:style-name="P5"/>
      <text:p text:style-name="P22">Odobrava se gore navedeni zahtjev za korištenje godišnjeg odmora.</text:p>
      <text:p text:style-name="P7"/>
      <text:p text:style-name="P19">____________________________</text:p>
      <text:p text:style-name="P19"><text:tab/>Potpis i pečat</text:p>
      <text:p text:style-name="P19"/>
      <text:p text:style-name="P19"><text:text-input text:description="&lt;/if&gt;">end if</text:text-input></text:p>
      <text:p text:style-name="P19"><text:soft-page-break/></text:p>
      <text:p text:style-name="P2"><text:text-input text:description="&lt;if test=&quot;'Sick' in o.holiday_status_id.name&quot;&gt;">if sick leave</text:text-input></text:p>
      <text:p text:style-name="P4"><text:span text:style-name="T4">FIRMA:</text:span><text:span text:style-name="T1"> </text:span><text:span text:style-name="T7"><text:text-input text:description="&lt;o.employee_id.company_id.name&gt;">Company</text:text-input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15">OBAVJEST O PRIVREMENOJ NESPOSOBNOSTI ZA</text:span><text:span text:style-name="T14"> </text:span><text:span text:style-name="T15">RAD</text:span></text:p>
      <text:p text:style-name="P13">(BOLOVANJE)</text:p>
      <text:p text:style-name="P9"/>
      <text:p text:style-name="P9"/>
      <text:p text:style-name="P9"/>
      <text:p text:style-name="P6"/>
      <text:p text:style-name="P6"/>
      <text:p text:style-name="P24"><text:span text:style-name="T4">Datum</text:span><text:span text:style-name="T5">: </text:span><text:span text:style-name="T9"><text:text-input text:description="&lt;formatLang(o.write_date or '', date=True)&gt;">RequestDate</text:text-input></text:span></text:p>
      <text:p text:style-name="P6"/>
      <text:p text:style-name="P6"/>
      <text:p text:style-name="P6"/>
      <text:p text:style-name="P24"><text:span text:style-name="T4">Ime i prezime</text:span><text:span text:style-name="T1">: </text:span><text:span text:style-name="T8"><text:text-input text:description="&lt;o.employee_id.name or ''&gt;">Employee</text:text-input></text:span></text:p>
      <text:p text:style-name="P6"/>
      <text:p text:style-name="P4"><text:span text:style-name="T2">Predviđeno trajanj</text:span><text:span text:style-name="T3">e</text:span><text:span text:style-name="T1"> od </text:span><text:span text:style-name="T10"><text:text-input text:description="&lt;formatLang(o.date_from or '',date=True)&gt;">DateFrom</text:text-input></text:span><text:span text:style-name="T1"> do </text:span><text:span text:style-name="T10"><text:text-input text:description="&lt;formatLang(o.date_to or '',date=True)&gt;">DateTo</text:text-input></text:span><text:span text:style-name="T11">, </text:span><text:span text:style-name="T1">što iznosi </text:span><text:span text:style-name="T8"><text:text-input text:description="&lt;formatLang(o.number_of_days_temp, digits=0) &gt;">NumberOfDays</text:text-input></text:span><text:span text:style-name="T1"> radna dana. <text:s/></text:span></text:p>
      <text:p text:style-name="P6"/>
      <text:p text:style-name="P6"/>
      <text:p text:style-name="P6"/>
      <text:p text:style-name="P6"/>
      <text:p text:style-name="P16">____________<text:text-input text:description="&lt;o.employee_id.name or ''&gt;">Employee</text:text-input>___________</text:p>
      <text:p text:style-name="P16"><text:tab/>(podnositelj zahtjeva)*</text:p>
      <text:p text:style-name="P6"/>
      <text:p text:style-name="P6"/>
      <text:p text:style-name="P18">* <text:span text:style-name="T13">zahtjev je podnesen u elektroničkom obliku i valjan je bez potpisa podnositelja</text:span></text:p>
      <text:p text:style-name="P11"/>
      <text:p text:style-name="P20"/>
      <text:p text:style-name="P20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09T19:58:02.821048502</dc:date>
    <meta:print-date>2016-03-11T12:22:00</meta:print-date>
    <meta:editing-cycles>31</meta:editing-cycles>
    <meta:generator>LibreOffice/5.1.5.2$Linux_X86_64 LibreOffice_project/10m0$Build-2</meta:generator>
    <meta:editing-duration>P1DT34M33S</meta:editing-duration>
    <meta:document-statistic meta:table-count="0" meta:image-count="0" meta:object-count="0" meta:page-count="3" meta:paragraph-count="27" meta:word-count="166" meta:character-count="1006" meta:non-whitespace-character-count="904"/>
  </office:meta>
</office:document-meta>
</file>